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0d14" officeooo:paragraph-rsid="00150d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Report 3 </text:p>
      <text:p text:style-name="P1"/>
      <text:p text:style-name="P1"><text:s text:c="2"/>Weijia Ye <text:s/><text:a xlink:type="simple" xlink:href="mailto:wxy169@case.edu">wxy169@case.edu</text:a></text:p>
      <text:p text:style-name="P1"/>
      <text:p text:style-name="P1">First, I create a new package and by modify the file path_client, in order to make robot </text:p>
      <text:p text:style-name="P1">can attach the upper left of maze, changing code and add some poses to achieve it,</text:p>
      <text:p text:style-name="P1">However, cause robot's rotation angle is not accurately, sometime, which will go wrong </text:p>
      <text:p text:style-name="P1">path, therefore, by repeating <text:s/>record a video, I can get a right path to make robot can go to </text:p>
      <text:p text:style-name="P1">upper left of maz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7:10:12.031172620</meta:creation-date>
    <dc:date>2017-02-15T17:21:14.954895155</dc:date>
    <meta:editing-duration>P0D</meta:editing-duration>
    <meta:editing-cycles>1</meta:editing-cycles>
    <meta:document-statistic meta:table-count="0" meta:image-count="0" meta:object-count="0" meta:page-count="1" meta:paragraph-count="7" meta:word-count="74" meta:character-count="410" meta:non-whitespace-character-count="333"/>
    <meta:generator>LibreOffice/4.2.8.2$Linux_X86_64 LibreOffice_project/420m0$Build-2</meta:generator>
  </office:meta>
</office:document-meta>
</file>